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5f4" officeooo:paragraph-rsid="0013a5f4"/>
    </style:style>
    <style:style style:name="P2" style:family="paragraph" style:parent-style-name="Standard">
      <style:text-properties officeooo:rsid="0013a5f4" officeooo:paragraph-rsid="001504e5"/>
    </style:style>
    <style:style style:name="P3" style:family="paragraph" style:parent-style-name="Standard">
      <style:text-properties officeooo:rsid="0013a5f4" officeooo:paragraph-rsid="00152d0d"/>
    </style:style>
    <style:style style:name="P4" style:family="paragraph" style:parent-style-name="Standard">
      <style:text-properties officeooo:rsid="001424b0" officeooo:paragraph-rsid="001424b0"/>
    </style:style>
    <style:style style:name="P5" style:family="paragraph" style:parent-style-name="Standard">
      <style:text-properties officeooo:rsid="001424b0" officeooo:paragraph-rsid="001504e5"/>
    </style:style>
    <style:style style:name="P6" style:family="paragraph" style:parent-style-name="Standard">
      <style:text-properties officeooo:rsid="001504e5" officeooo:paragraph-rsid="001504e5"/>
    </style:style>
    <style:style style:name="P7" style:family="paragraph" style:parent-style-name="Standard">
      <style:text-properties officeooo:rsid="001504e5" officeooo:paragraph-rsid="00152d0d"/>
    </style:style>
    <style:style style:name="P8" style:family="paragraph" style:parent-style-name="Standard">
      <style:text-properties officeooo:rsid="00152d0d" officeooo:paragraph-rsid="00152d0d"/>
    </style:style>
    <style:style style:name="P9" style:family="paragraph" style:parent-style-name="Standard">
      <style:text-properties officeooo:rsid="0013a5f4" officeooo:paragraph-rsid="001504e5"/>
    </style:style>
    <style:style style:name="T1" style:family="text">
      <style:text-properties officeooo:rsid="0013a5f4"/>
    </style:style>
    <style:style style:name="T2" style:family="text">
      <style:text-properties officeooo:rsid="001424b0"/>
    </style:style>
    <style:style style:name="T3" style:family="text">
      <style:text-properties officeooo:rsid="001504e5"/>
    </style:style>
    <style:style style:name="T4" style:family="text">
      <style:text-properties officeooo:rsid="0015b2fd"/>
    </style:style>
    <style:style style:name="T5" style:family="text">
      <style:text-properties officeooo:rsid="0017b11a"/>
    </style:style>
    <style:style style:name="T6" style:family="text">
      <style:text-properties officeooo:rsid="0017b4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x_writepage;</text:p>
      <text:p text:style-name="P1">minix_write_inode <text:span text:style-name="T4">do inode.c</text:span>{</text:p>
      <text:p text:style-name="P1"><text:tab/>minix_V1_raw_inode <text:span text:style-name="T4">do do bitmap.c</text:span>;</text:p>
      <text:p text:style-name="P1">}</text:p>
      <text:p text:style-name="P1">(minix_getattr <text:span text:style-name="T5">do inode.c</text:span>{</text:p>
      <text:p text:style-name="P1"><text:tab/>V1_minix_blocks <text:span text:style-name="T5">do itree_v1.c</text:span>;</text:p>
      <text:p text:style-name="P1"><text:tab/>nblocks <text:span text:style-name="T6">do itree_common</text:span>;</text:p>
      <text:p text:style-name="P1">}</text:p>
      <text:p text:style-name="P1">minix_readdir{</text:p>
      <text:p text:style-name="P1"><text:tab/>dir_get_page;</text:p>
      <text:p text:style-name="P1"><text:tab/>minix_last_byte;</text:p>
      <text:p text:style-name="P1"><text:tab/>minix_next_entry * 5;</text:p>
      <text:p text:style-name="P1"><text:tab/>dir_put_page;</text:p>
      <text:p text:style-name="P1">})*5;</text:p>
      <text:p text:style-name="P1">minix_getattr{</text:p>
      <text:p text:style-name="P1"><text:tab/>V1_minix_blocks;</text:p>
      <text:p text:style-name="P1"><text:tab/>nblocks;</text:p>
      <text:p text:style-name="P1">}*<text:span text:style-name="T2">2;</text:span></text:p>
      <text:p text:style-name="P4">minix_find_entry{</text:p>
      <text:p text:style-name="P4"><text:tab/>dir_get_page do dir.c;</text:p>
      <text:p text:style-name="P4"><text:tab/> minix_last_byte do dir.c;</text:p>
      <text:p text:style-name="P4"><text:tab/>namecompare do dir.c</text:p>
      <text:p text:style-name="P4"><text:tab/>minix_next_entry do dir.c</text:p>
      <text:p text:style-name="P4"><text:tab/>namecompare do dir.c</text:p>
      <text:p text:style-name="P4"><text:tab/>minix_next_entry do dir.c*4</text:p>
      <text:p text:style-name="P4"><text:tab/>dir_put_page do dir.c</text:p>
      <text:p text:style-name="P4">}</text:p>
      <text:p text:style-name="P4">minix_inode_by_name do dir.c;</text:p>
      <text:p text:style-name="P4">minix_create do namei.c</text:p>
      <text:p text:style-name="P4">minix_mknod do namei.c{</text:p>
      <text:p text:style-name="P4"><text:tab/>minix_new_inode do bitmap.c</text:p>
      <text:p text:style-name="P4"><text:tab/>minix_set_inode do inode.c</text:p>
      <text:p text:style-name="P4"><text:tab/>Acessou mini_add_link do dir.c{</text:p>
      <text:p text:style-name="P4"><text:tab/><text:tab/>dir_get_page do dir.c</text:p>
      <text:p text:style-name="P4"><text:tab/><text:tab/>minix_last_byte do dir.c</text:p>
      <text:p text:style-name="P4"><text:tab/><text:tab/>namecompare do dir.c</text:p>
      <text:p text:style-name="P4"><text:tab/><text:tab/>minix_next_entry do dir.c</text:p>
      <text:p text:style-name="P4"><text:tab/><text:tab/>namecompare do dir.c</text:p>
      <text:p text:style-name="P4"><text:tab/><text:tab/>minix_next_entry do dir.c</text:p>
      <text:p text:style-name="P4"><text:tab/><text:tab/>minix_prepare_chunk do inode.c</text:p>
      <text:p text:style-name="P4"><text:tab/><text:tab/>dir_commit_chunk do dir.c</text:p>
      <text:p text:style-name="P4"><text:tab/><text:tab/>dir_put_page do dir.c</text:p>
      <text:p text:style-name="P4"><text:tab/>}</text:p>
      <text:p text:style-name="P4"><text:tab/>add_nondir do namei.c</text:p>
      <text:p text:style-name="P6">}</text:p>
      <text:p text:style-name="P4">minix_setattr do file.c</text:p>
      <text:p text:style-name="P2">minix_getattr{</text:p>
      <text:p text:style-name="P2"><text:tab/>V1_minix_blocks;</text:p>
      <text:p text:style-name="P2"><text:tab/>nblocks;</text:p>
      <text:p text:style-name="P2">}*<text:span text:style-name="T3">3</text:span></text:p>
      <text:p text:style-name="P4">minix_writepage do inode.c</text:p>
      <text:p text:style-name="P6">minix_write_inode do inode.c{</text:p>
      <text:p text:style-name="P6"><text:soft-page-break/><text:tab/>minix_V1_raw_inode do bitmap.c</text:p>
      <text:p text:style-name="P6">}*2</text:p>
      <text:p text:style-name="P2">minix_getattr{</text:p>
      <text:p text:style-name="P2"><text:tab/>V1_minix_blocks;</text:p>
      <text:p text:style-name="P2"><text:tab/>nblocks;</text:p>
      <text:p text:style-name="P6"><text:span text:style-name="T1">}*</text:span>2</text:p>
      <text:p text:style-name="P2">minix_readdir{</text:p>
      <text:p text:style-name="P2"><text:tab/>dir_get_page;</text:p>
      <text:p text:style-name="P2"><text:tab/>minix_last_byte;</text:p>
      <text:p text:style-name="P2"><text:tab/>minix_next_entry * 5;</text:p>
      <text:p text:style-name="P2"><text:tab/>dir_put_page;</text:p>
      <text:p text:style-name="P2">}</text:p>
      <text:p text:style-name="P2">minix_getattr{</text:p>
      <text:p text:style-name="P2"><text:tab/>V1_minix_blocks;</text:p>
      <text:p text:style-name="P2"><text:tab/>nblocks;</text:p>
      <text:p text:style-name="P2">}</text:p>
      <text:p text:style-name="P6">minix_readdir do dir.c</text:p>
      <text:p text:style-name="P5">minix_find_entry{</text:p>
      <text:p text:style-name="P5"><text:tab/>dir_get_page do dir.c;</text:p>
      <text:p text:style-name="P5"><text:tab/> minix_last_byte do dir.c;</text:p>
      <text:p text:style-name="P5"><text:tab/>namecompare do dir.c</text:p>
      <text:p text:style-name="P5"><text:tab/>minix_next_entry do dir.c</text:p>
      <text:p text:style-name="P5"><text:tab/>namecompare do dir.c</text:p>
      <text:p text:style-name="P5"><text:tab/>minix_next_entry do dir.c*<text:span text:style-name="T3">3</text:span></text:p>
      <text:p text:style-name="P5"><text:tab/>dir_put_page do dir.c</text:p>
      <text:p text:style-name="P5">}</text:p>
      <text:p text:style-name="P8">minix_inode_by_name do dir.c</text:p>
      <text:p text:style-name="P3">minix_getattr{</text:p>
      <text:p text:style-name="P3"><text:tab/>V1_minix_blocks;</text:p>
      <text:p text:style-name="P3"><text:tab/>nblocks;</text:p>
      <text:p text:style-name="P7"><text:span text:style-name="T1">}*</text:span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8:14:42.339683086</meta:creation-date>
    <dc:date>2017-11-07T14:55:11.753226877</dc:date>
    <meta:editing-duration>PT1H3M4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83" meta:word-count="171" meta:character-count="1496" meta:non-whitespace-character-count="1347"/>
  </office:meta>
</office:document-meta>
</file>